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bedding" table:style-name="ta1">
        <table:shapes>
          <draw:frame draw:z-index="0" draw:style-name="gr1" draw:text-style-name="P1" svg:width="453.51pt" svg:height="255.09pt" svg:x="382.42pt" svg:y="13.44pt">
            <draw:object draw:notify-on-update-of-ranges="embedding.B5:embedding.B5 embedding.C5:embedding.E5 embedding.C4:embedding.E4 embedding.B6:embedding.B6 embedding.C6:embedding.E6 embedding.C4:embedding.E4 embedding.B7:embedding.B7 embedding.C7:embedding.E7 embedding.C4:embedding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4.04pt" svg:y="281.62pt">
            <draw:object draw:notify-on-update-of-ranges="embedding.C4:embedding.E4 embedding.B5:embedding.B5 embedding.C5:embedding.E5 embedding.C4:embedding.E4 embedding.B6:embedding.B6 embedding.C6:embedding.E6 embedding.C4:embedding.E4 embedding.B7:embedding.B7 embedding.C7:embedding.E7 embedding.C10:embedding.C10 embedding.C11:embedding.C33 embedding.B11:embedding.B33 embedding.D10:embedding.D10 embedding.D11:embedding.D33 embedding.B11:embedding.B33 embedding.E10:embedding.E10 embedding.E11:embedding.E33 embedding.B11:embedding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Embedding; acc. To ESA-PSS-03, Table 18.4, p.18-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lk/d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3" office:value-type="string" calcext:value-type="string">
            <text:p>Nmbr. IF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2 to 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4 to 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6 to 7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k/d</text:p>
          </table:table-cell>
          <table:table-cell table:style-name="ce3" office:value-type="string" calcext:value-type="string">
            <text:p>2 to 3 interp.</text:p>
          </table:table-cell>
          <table:table-cell table:style-name="ce3" office:value-type="string" calcext:value-type="string">
            <text:p>4 to 5 interp.</text:p>
          </table:table-cell>
          <table:table-cell table:style-name="ce3" office:value-type="string" calcext:value-type="string">
            <text:p>6 to 7 interp.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-0.0133*[.B11]^2+0.3*[.B11]+0.8333" office:value-type="float" office:value="1.12" calcext:value-type="float">
            <text:p>1.12</text:p>
          </table:table-cell>
          <table:table-cell table:style-name="ce3" table:formula="of:=-0.0067*[.B11]^2+0.15*[.B11]+0.6667" office:value-type="float" office:value="0.81" calcext:value-type="float">
            <text:p>0.81</text:p>
          </table:table-cell>
          <table:table-cell table:style-name="ce3" table:formula="of:=-0.0053*[.B11]^2+0.12*[.B11]+0.4333" office:value-type="float" office:value="0.548" calcext:value-type="float">
            <text:p>0.54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-0.0133*[.B12]^2+0.3*[.B12]+0.8333" office:value-type="float" office:value="1.253375" calcext:value-type="float">
            <text:p>1.253375</text:p>
          </table:table-cell>
          <table:table-cell table:formula="of:=-0.0067*[.B12]^2+0.15*[.B12]+0.6667" office:value-type="float" office:value="0.876625" calcext:value-type="float">
            <text:p>0.876625</text:p>
          </table:table-cell>
          <table:table-cell table:formula="of:=-0.0053*[.B12]^2+0.12*[.B12]+0.4333" office:value-type="float" office:value="0.601375" calcext:value-type="float">
            <text:p>0.6013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0.0133*[.B13]^2+0.3*[.B13]+0.8333" office:value-type="float" office:value="1.3801" calcext:value-type="float">
            <text:p>1.3801</text:p>
          </table:table-cell>
          <table:table-cell table:formula="of:=-0.0067*[.B13]^2+0.15*[.B13]+0.6667" office:value-type="float" office:value="0.9399" calcext:value-type="float">
            <text:p>0.9399</text:p>
          </table:table-cell>
          <table:table-cell table:formula="of:=-0.0053*[.B13]^2+0.12*[.B13]+0.4333" office:value-type="float" office:value="0.6521" calcext:value-type="float">
            <text:p>0.652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-0.0133*[.B14]^2+0.3*[.B14]+0.8333" office:value-type="float" office:value="1.500175" calcext:value-type="float">
            <text:p>1.500175</text:p>
          </table:table-cell>
          <table:table-cell table:formula="of:=-0.0067*[.B14]^2+0.15*[.B14]+0.6667" office:value-type="float" office:value="0.999825" calcext:value-type="float">
            <text:p>0.999825</text:p>
          </table:table-cell>
          <table:table-cell table:formula="of:=-0.0053*[.B14]^2+0.12*[.B14]+0.4333" office:value-type="float" office:value="0.700175" calcext:value-type="float">
            <text:p>0.7001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0.0133*[.B15]^2+0.3*[.B15]+0.8333" office:value-type="float" office:value="1.6136" calcext:value-type="float">
            <text:p>1.6136</text:p>
          </table:table-cell>
          <table:table-cell table:formula="of:=-0.0067*[.B15]^2+0.15*[.B15]+0.6667" office:value-type="float" office:value="1.0564" calcext:value-type="float">
            <text:p>1.0564</text:p>
          </table:table-cell>
          <table:table-cell table:formula="of:=-0.0053*[.B15]^2+0.12*[.B15]+0.4333" office:value-type="float" office:value="0.7456" calcext:value-type="float">
            <text:p>0.7456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-0.0133*[.B16]^2+0.3*[.B16]+0.8333" office:value-type="float" office:value="1.720375" calcext:value-type="float">
            <text:p>1.720375</text:p>
          </table:table-cell>
          <table:table-cell table:formula="of:=-0.0067*[.B16]^2+0.15*[.B16]+0.6667" office:value-type="float" office:value="1.109625" calcext:value-type="float">
            <text:p>1.109625</text:p>
          </table:table-cell>
          <table:table-cell table:formula="of:=-0.0053*[.B16]^2+0.12*[.B16]+0.4333" office:value-type="float" office:value="0.788375" calcext:value-type="float">
            <text:p>0.7883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-0.0133*[.B17]^2+0.3*[.B17]+0.8333" office:value-type="float" office:value="1.8205" calcext:value-type="float">
            <text:p>1.8205</text:p>
          </table:table-cell>
          <table:table-cell table:formula="of:=-0.0067*[.B17]^2+0.15*[.B17]+0.6667" office:value-type="float" office:value="1.1595" calcext:value-type="float">
            <text:p>1.1595</text:p>
          </table:table-cell>
          <table:table-cell table:formula="of:=-0.0053*[.B17]^2+0.12*[.B17]+0.4333" office:value-type="float" office:value="0.8285" calcext:value-type="float">
            <text:p>0.8285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-0.0133*[.B18]^2+0.3*[.B18]+0.8333" office:value-type="float" office:value="1.913975" calcext:value-type="float">
            <text:p>1.913975</text:p>
          </table:table-cell>
          <table:table-cell table:formula="of:=-0.0067*[.B18]^2+0.15*[.B18]+0.6667" office:value-type="float" office:value="1.206025" calcext:value-type="float">
            <text:p>1.206025</text:p>
          </table:table-cell>
          <table:table-cell table:formula="of:=-0.0053*[.B18]^2+0.12*[.B18]+0.4333" office:value-type="float" office:value="0.865975" calcext:value-type="float">
            <text:p>0.8659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-0.0133*[.B19]^2+0.3*[.B19]+0.8333" office:value-type="float" office:value="2.0008" calcext:value-type="float">
            <text:p>2.0008</text:p>
          </table:table-cell>
          <table:table-cell table:formula="of:=-0.0067*[.B19]^2+0.15*[.B19]+0.6667" office:value-type="float" office:value="1.2492" calcext:value-type="float">
            <text:p>1.2492</text:p>
          </table:table-cell>
          <table:table-cell table:formula="of:=-0.0053*[.B19]^2+0.12*[.B19]+0.4333" office:value-type="float" office:value="0.9008" calcext:value-type="float">
            <text:p>0.9008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-0.0133*[.B20]^2+0.3*[.B20]+0.8333" office:value-type="float" office:value="2.080975" calcext:value-type="float">
            <text:p>2.080975</text:p>
          </table:table-cell>
          <table:table-cell table:formula="of:=-0.0067*[.B20]^2+0.15*[.B20]+0.6667" office:value-type="float" office:value="1.289025" calcext:value-type="float">
            <text:p>1.289025</text:p>
          </table:table-cell>
          <table:table-cell table:formula="of:=-0.0053*[.B20]^2+0.12*[.B20]+0.4333" office:value-type="float" office:value="0.932975" calcext:value-type="float">
            <text:p>0.93297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-0.0133*[.B21]^2+0.3*[.B21]+0.8333" office:value-type="float" office:value="2.1545" calcext:value-type="float">
            <text:p>2.1545</text:p>
          </table:table-cell>
          <table:table-cell table:formula="of:=-0.0067*[.B21]^2+0.15*[.B21]+0.6667" office:value-type="float" office:value="1.3255" calcext:value-type="float">
            <text:p>1.3255</text:p>
          </table:table-cell>
          <table:table-cell table:formula="of:=-0.0053*[.B21]^2+0.12*[.B21]+0.4333" office:value-type="float" office:value="0.9625" calcext:value-type="float">
            <text:p>0.9625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-0.0133*[.B22]^2+0.3*[.B22]+0.8333" office:value-type="float" office:value="2.221375" calcext:value-type="float">
            <text:p>2.221375</text:p>
          </table:table-cell>
          <table:table-cell table:formula="of:=-0.0067*[.B22]^2+0.15*[.B22]+0.6667" office:value-type="float" office:value="1.358625" calcext:value-type="float">
            <text:p>1.358625</text:p>
          </table:table-cell>
          <table:table-cell table:formula="of:=-0.0053*[.B22]^2+0.12*[.B22]+0.4333" office:value-type="float" office:value="0.989375" calcext:value-type="float">
            <text:p>0.9893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-0.0133*[.B23]^2+0.3*[.B23]+0.8333" office:value-type="float" office:value="2.2816" calcext:value-type="float">
            <text:p>2.2816</text:p>
          </table:table-cell>
          <table:table-cell table:formula="of:=-0.0067*[.B23]^2+0.15*[.B23]+0.6667" office:value-type="float" office:value="1.3884" calcext:value-type="float">
            <text:p>1.3884</text:p>
          </table:table-cell>
          <table:table-cell table:formula="of:=-0.0053*[.B23]^2+0.12*[.B23]+0.4333" office:value-type="float" office:value="1.0136" calcext:value-type="float">
            <text:p>1.0136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-0.0133*[.B24]^2+0.3*[.B24]+0.8333" office:value-type="float" office:value="2.335175" calcext:value-type="float">
            <text:p>2.335175</text:p>
          </table:table-cell>
          <table:table-cell table:formula="of:=-0.0067*[.B24]^2+0.15*[.B24]+0.6667" office:value-type="float" office:value="1.414825" calcext:value-type="float">
            <text:p>1.414825</text:p>
          </table:table-cell>
          <table:table-cell table:formula="of:=-0.0053*[.B24]^2+0.12*[.B24]+0.4333" office:value-type="float" office:value="1.035175" calcext:value-type="float">
            <text:p>1.0351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-0.0133*[.B25]^2+0.3*[.B25]+0.8333" office:value-type="float" office:value="2.3821" calcext:value-type="float">
            <text:p>2.3821</text:p>
          </table:table-cell>
          <table:table-cell table:formula="of:=-0.0067*[.B25]^2+0.15*[.B25]+0.6667" office:value-type="float" office:value="1.4379" calcext:value-type="float">
            <text:p>1.4379</text:p>
          </table:table-cell>
          <table:table-cell table:formula="of:=-0.0053*[.B25]^2+0.12*[.B25]+0.4333" office:value-type="float" office:value="1.0541" calcext:value-type="float">
            <text:p>1.0541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-0.0133*[.B26]^2+0.3*[.B26]+0.8333" office:value-type="float" office:value="2.422375" calcext:value-type="float">
            <text:p>2.422375</text:p>
          </table:table-cell>
          <table:table-cell table:formula="of:=-0.0067*[.B26]^2+0.15*[.B26]+0.6667" office:value-type="float" office:value="1.457625" calcext:value-type="float">
            <text:p>1.457625</text:p>
          </table:table-cell>
          <table:table-cell table:formula="of:=-0.0053*[.B26]^2+0.12*[.B26]+0.4333" office:value-type="float" office:value="1.070375" calcext:value-type="float">
            <text:p>1.070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-0.0133*[.B27]^2+0.3*[.B27]+0.8333" office:value-type="float" office:value="2.456" calcext:value-type="float">
            <text:p>2.456</text:p>
          </table:table-cell>
          <table:table-cell table:formula="of:=-0.0067*[.B27]^2+0.15*[.B27]+0.6667" office:value-type="float" office:value="1.474" calcext:value-type="float">
            <text:p>1.474</text:p>
          </table:table-cell>
          <table:table-cell table:formula="of:=-0.0053*[.B27]^2+0.12*[.B27]+0.4333" office:value-type="float" office:value="1.084" calcext:value-type="float">
            <text:p>1.084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-0.0133*[.B28]^2+0.3*[.B28]+0.8333" office:value-type="float" office:value="2.482975" calcext:value-type="float">
            <text:p>2.482975</text:p>
          </table:table-cell>
          <table:table-cell table:formula="of:=-0.0067*[.B28]^2+0.15*[.B28]+0.6667" office:value-type="float" office:value="1.487025" calcext:value-type="float">
            <text:p>1.487025</text:p>
          </table:table-cell>
          <table:table-cell table:formula="of:=-0.0053*[.B28]^2+0.12*[.B28]+0.4333" office:value-type="float" office:value="1.094975" calcext:value-type="float">
            <text:p>1.0949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-0.0133*[.B29]^2+0.3*[.B29]+0.8333" office:value-type="float" office:value="2.5033" calcext:value-type="float">
            <text:p>2.5033</text:p>
          </table:table-cell>
          <table:table-cell table:formula="of:=-0.0067*[.B29]^2+0.15*[.B29]+0.6667" office:value-type="float" office:value="1.4967" calcext:value-type="float">
            <text:p>1.4967</text:p>
          </table:table-cell>
          <table:table-cell table:formula="of:=-0.0053*[.B29]^2+0.12*[.B29]+0.4333" office:value-type="float" office:value="1.1033" calcext:value-type="float">
            <text:p>1.1033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-0.0133*[.B30]^2+0.3*[.B30]+0.8333" office:value-type="float" office:value="2.516975" calcext:value-type="float">
            <text:p>2.516975</text:p>
          </table:table-cell>
          <table:table-cell table:formula="of:=-0.0067*[.B30]^2+0.15*[.B30]+0.6667" office:value-type="float" office:value="1.503025" calcext:value-type="float">
            <text:p>1.503025</text:p>
          </table:table-cell>
          <table:table-cell table:formula="of:=-0.0053*[.B30]^2+0.12*[.B30]+0.4333" office:value-type="float" office:value="1.108975" calcext:value-type="float">
            <text:p>1.10897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-0.0133*[.B31]^2+0.3*[.B31]+0.8333" office:value-type="float" office:value="2.524" calcext:value-type="float">
            <text:p>2.524</text:p>
          </table:table-cell>
          <table:table-cell table:style-name="ce3" table:formula="of:=-0.0067*[.B31]^2+0.15*[.B31]+0.6667" office:value-type="float" office:value="1.506" calcext:value-type="float">
            <text:p>1.506</text:p>
          </table:table-cell>
          <table:table-cell table:style-name="ce3" table:formula="of:=-0.0053*[.B31]^2+0.12*[.B31]+0.4333" office:value-type="float" office:value="1.112" calcext:value-type="float">
            <text:p>1.1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 to 11 – interpolation limits</text:p>
          </table:table-cell>
          <table:table-cell table:number-columns-repeated="3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18:35.800359904</meta:creation-date>
    <dc:date>2020-03-21T19:10:41.099193130</dc:date>
    <meta:editing-duration>PT30M31S</meta:editing-duration>
    <meta:editing-cycles>4</meta:editing-cycles>
    <meta:generator>LibreOffice/6.0.7.3$Linux_X86_64 LibreOffice_project/00m0$Build-3</meta:generator>
    <meta:document-statistic meta:table-count="1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21"/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2.956cm" style:legend-expansion="high" chart:style-name="ch2"/>
        <chart:plot-area chart:style-name="ch3" table:cell-range-address="embedding.C4:embedding.E7 embedding.B5:embedding.B7" chart:data-source-has-labels="column" svg:x="0.32cm" svg:y="0.18cm" svg:width="11.132cm" svg:height="8.64cm">
          <chartooo:coordinate-region svg:x="1.047cm" svg:y="0.379cm" svg:width="10.2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mbedding.C5:embedding.E5" chart:label-cell-address="embedding.B5:embedding.B5" chart:class="chart:scatter">
            <chart:domain table:cell-range-address="embedding.C4:embedding.E4"/>
            <chart:regression-curve chart:style-name="ch7">
              <chart:equation chart:display-equation="true" chart:display-r-square="false" svg:x="1.4cm" svg:y="0.678cm" chart:style-name="ch8"/>
            </chart:regression-curve>
            <chart:data-point chart:repeated="3"/>
          </chart:series>
          <chart:series chart:style-name="ch9" chart:values-cell-range-address="embedding.C6:embedding.E6" chart:label-cell-address="embedding.B6:embedding.B6" chart:class="chart:scatter">
            <chart:regression-curve chart:style-name="ch10">
              <chart:equation chart:display-equation="true" chart:display-r-square="false" svg:x="4.724cm" svg:y="3.276cm" chart:style-name="ch8"/>
            </chart:regression-curve>
            <chart:data-point chart:repeated="3"/>
          </chart:series>
          <chart:series chart:style-name="ch11" chart:values-cell-range-address="embedding.C7:embedding.E7" chart:label-cell-address="embedding.B7:embedding.B7" chart:class="chart:scatter">
            <chart:regression-curve chart:style-name="ch12">
              <chart:equation chart:display-equation="true" chart:display-r-square="false" svg:x="3.304cm" svg:y="6.822cm" chart:style-name="ch8"/>
            </chart:regression-curve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embedding.C4:embedding.E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 to 3</text:p>
                <draw:g>
                  <svg:desc>embedding.B5:embedding.B5</svg:desc>
                </draw:g>
              </table:table-cell>
              <table:table-cell office:value-type="float" office:value="1.5">
                <text:p>1.5</text:p>
                <draw:g>
                  <svg:desc>embedding.C5:embedding.E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 to 5</text:p>
                <draw:g>
                  <svg:desc>embedding.B6:embedding.B6</svg:desc>
                </draw:g>
              </table:table-cell>
              <table:table-cell office:value-type="float" office:value="1">
                <text:p>1</text:p>
                <draw:g>
                  <svg:desc>embedding.C6:embedding.E6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 to 7</text:p>
                <draw:g>
                  <svg:desc>embedding.B7:embedding.B7</svg:desc>
                </draw:g>
              </table:table-cell>
              <table:table-cell office:value-type="float" office:value="0.7">
                <text:p>0.7</text:p>
                <draw:g>
                  <svg:desc>embedding.C7:embedding.E7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2.956cm" style:legend-expansion="high" chart:style-name="ch2"/>
        <chart:plot-area chart:style-name="ch3" table:cell-range-address="embedding.C4:embedding.E7 embedding.B5:embedding.B7 embedding.C10:embedding.E33" chart:data-source-has-labels="row" svg:x="0.32cm" svg:y="0.18cm" svg:width="12.085cm" svg:height="8.64cm">
          <chartooo:coordinate-region svg:x="1.047cm" svg:y="0.379cm" svg:width="11.1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mbedding.C5:embedding.E5" chart:label-cell-address="embedding.B5:embedding.B5" chart:class="chart:scatter">
            <chart:domain table:cell-range-address="embedding.C4:embedding.E4"/>
            <chart:data-point chart:repeated="3"/>
          </chart:series>
          <chart:series chart:style-name="ch7" chart:values-cell-range-address="embedding.C6:embedding.E6" chart:label-cell-address="embedding.B6:embedding.B6" chart:class="chart:scatter">
            <chart:data-point chart:repeated="3"/>
          </chart:series>
          <chart:series chart:style-name="ch8" chart:values-cell-range-address="embedding.C7:embedding.E7" chart:label-cell-address="embedding.B7:embedding.B7" chart:class="chart:scatter">
            <chart:data-point chart:repeated="3"/>
          </chart:series>
          <chart:series chart:style-name="ch9" chart:values-cell-range-address="embedding.C11:embedding.C33" chart:label-cell-address="embedding.C10:embedding.C10" chart:class="chart:scatter">
            <chart:domain table:cell-range-address="embedding.B11:embedding.B33"/>
            <chart:data-point chart:repeated="23"/>
          </chart:series>
          <chart:series chart:style-name="ch10" chart:values-cell-range-address="embedding.D11:embedding.D33" chart:label-cell-address="embedding.D10:embedding.D10" chart:class="chart:scatter">
            <chart:domain table:cell-range-address="embedding.B11:embedding.B33"/>
            <chart:data-point chart:repeated="23"/>
          </chart:series>
          <chart:series chart:style-name="ch11" chart:values-cell-range-address="embedding.E11:embedding.E33" chart:label-cell-address="embedding.E10:embedding.E10" chart:class="chart:scatter">
            <chart:domain table:cell-range-address="embedding.B11:embedding.B33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2 to 3</text:p>
                <draw:g>
                  <svg:desc>embedding.B5:embedding.B5</svg:desc>
                </draw:g>
              </table:table-cell>
              <table:table-cell office:value-type="string">
                <text:p>4 to 5</text:p>
                <draw:g>
                  <svg:desc>embedding.B6:embedding.B6</svg:desc>
                </draw:g>
              </table:table-cell>
              <table:table-cell office:value-type="string">
                <text:p>6 to 7</text:p>
                <draw:g>
                  <svg:desc>embedding.B7:embedding.B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 to 3 interp.</text:p>
                <draw:g>
                  <svg:desc>embedding.C10:embedding.C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 to 5 interp.</text:p>
                <draw:g>
                  <svg:desc>embedding.D10:embedding.D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 to 7 interp.</text:p>
                <draw:g>
                  <svg:desc>embedding.E10:embeddin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embedding.C4:embedding.E4</svg:desc>
                </draw:g>
              </table:table-cell>
              <table:table-cell office:value-type="float" office:value="1.5">
                <text:p>1.5</text:p>
                <draw:g>
                  <svg:desc>embedding.C5:embedding.E5</svg:desc>
                </draw:g>
              </table:table-cell>
              <table:table-cell office:value-type="float" office:value="1">
                <text:p>1</text:p>
                <draw:g>
                  <svg:desc>embedding.C6:embedding.E6</svg:desc>
                </draw:g>
              </table:table-cell>
              <table:table-cell office:value-type="float" office:value="0.7">
                <text:p>0.7</text:p>
                <draw:g>
                  <svg:desc>embedding.C7:embedding.E7</svg:desc>
                </draw:g>
              </table:table-cell>
              <table:table-cell office:value-type="float" office:value="1">
                <text:p>1</text:p>
                <draw:g>
                  <svg:desc>embedding.B11:embedding.B33</svg:desc>
                </draw:g>
              </table:table-cell>
              <table:table-cell office:value-type="float" office:value="1.12">
                <text:p>1.12</text:p>
                <draw:g>
                  <svg:desc>embedding.C11:embedding.C33</svg:desc>
                </draw:g>
              </table:table-cell>
              <table:table-cell office:value-type="float" office:value="1">
                <text:p>1</text:p>
                <draw:g>
                  <svg:desc>embedding.B11:embedding.B33</svg:desc>
                </draw:g>
              </table:table-cell>
              <table:table-cell office:value-type="float" office:value="0.81">
                <text:p>0.81</text:p>
                <draw:g>
                  <svg:desc>embedding.D11:embedding.D33</svg:desc>
                </draw:g>
              </table:table-cell>
              <table:table-cell office:value-type="float" office:value="1">
                <text:p>1</text:p>
                <draw:g>
                  <svg:desc>embedding.B11:embedding.B33</svg:desc>
                </draw:g>
              </table:table-cell>
              <table:table-cell office:value-type="float" office:value="0.548">
                <text:p>0.548</text:p>
                <draw:g>
                  <svg:desc>embedding.E11:embedding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  <table:table-cell office:value-type="float" office:value="1.253375">
                <text:p>1.253375</text:p>
              </table:table-cell>
              <table:table-cell office:value-type="float" office:value="1.5">
                <text:p>1.5</text:p>
              </table:table-cell>
              <table:table-cell office:value-type="float" office:value="0.876625">
                <text:p>0.876625</text:p>
              </table:table-cell>
              <table:table-cell office:value-type="float" office:value="1.5">
                <text:p>1.5</text:p>
              </table:table-cell>
              <table:table-cell office:value-type="float" office:value="0.601375">
                <text:p>0.60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1.3801">
                <text:p>1.3801</text:p>
              </table:table-cell>
              <table:table-cell office:value-type="float" office:value="2">
                <text:p>2</text:p>
              </table:table-cell>
              <table:table-cell office:value-type="float" office:value="0.9399">
                <text:p>0.9399</text:p>
              </table:table-cell>
              <table:table-cell office:value-type="float" office:value="2">
                <text:p>2</text:p>
              </table:table-cell>
              <table:table-cell office:value-type="float" office:value="0.6521">
                <text:p>0.6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500175">
                <text:p>1.500175</text:p>
              </table:table-cell>
              <table:table-cell office:value-type="float" office:value="2.5">
                <text:p>2.5</text:p>
              </table:table-cell>
              <table:table-cell office:value-type="float" office:value="0.999825">
                <text:p>0.999825</text:p>
              </table:table-cell>
              <table:table-cell office:value-type="float" office:value="2.5">
                <text:p>2.5</text:p>
              </table:table-cell>
              <table:table-cell office:value-type="float" office:value="0.700175">
                <text:p>0.700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6136">
                <text:p>1.6136</text:p>
              </table:table-cell>
              <table:table-cell office:value-type="float" office:value="3">
                <text:p>3</text:p>
              </table:table-cell>
              <table:table-cell office:value-type="float" office:value="1.0564">
                <text:p>1.0564</text:p>
              </table:table-cell>
              <table:table-cell office:value-type="float" office:value="3">
                <text:p>3</text:p>
              </table:table-cell>
              <table:table-cell office:value-type="float" office:value="0.7456">
                <text:p>0.7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.720375">
                <text:p>1.720375</text:p>
              </table:table-cell>
              <table:table-cell office:value-type="float" office:value="3.5">
                <text:p>3.5</text:p>
              </table:table-cell>
              <table:table-cell office:value-type="float" office:value="1.109625">
                <text:p>1.109625</text:p>
              </table:table-cell>
              <table:table-cell office:value-type="float" office:value="3.5">
                <text:p>3.5</text:p>
              </table:table-cell>
              <table:table-cell office:value-type="float" office:value="0.788375">
                <text:p>0.788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8205">
                <text:p>1.8205</text:p>
              </table:table-cell>
              <table:table-cell office:value-type="float" office:value="4">
                <text:p>4</text:p>
              </table:table-cell>
              <table:table-cell office:value-type="float" office:value="1.1595">
                <text:p>1.1595</text:p>
              </table:table-cell>
              <table:table-cell office:value-type="float" office:value="4">
                <text:p>4</text:p>
              </table:table-cell>
              <table:table-cell office:value-type="float" office:value="0.8285">
                <text:p>0.8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913975">
                <text:p>1.913975</text:p>
              </table:table-cell>
              <table:table-cell office:value-type="float" office:value="4.5">
                <text:p>4.5</text:p>
              </table:table-cell>
              <table:table-cell office:value-type="float" office:value="1.206025">
                <text:p>1.206025</text:p>
              </table:table-cell>
              <table:table-cell office:value-type="float" office:value="4.5">
                <text:p>4.5</text:p>
              </table:table-cell>
              <table:table-cell office:value-type="float" office:value="0.865975">
                <text:p>0.865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0008">
                <text:p>2.0008</text:p>
              </table:table-cell>
              <table:table-cell office:value-type="float" office:value="5">
                <text:p>5</text:p>
              </table:table-cell>
              <table:table-cell office:value-type="float" office:value="1.2492">
                <text:p>1.2492</text:p>
              </table:table-cell>
              <table:table-cell office:value-type="float" office:value="5">
                <text:p>5</text:p>
              </table:table-cell>
              <table:table-cell office:value-type="float" office:value="0.9008">
                <text:p>0.9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.080975">
                <text:p>2.080975</text:p>
              </table:table-cell>
              <table:table-cell office:value-type="float" office:value="5.5">
                <text:p>5.5</text:p>
              </table:table-cell>
              <table:table-cell office:value-type="float" office:value="1.289025">
                <text:p>1.289025</text:p>
              </table:table-cell>
              <table:table-cell office:value-type="float" office:value="5.5">
                <text:p>5.5</text:p>
              </table:table-cell>
              <table:table-cell office:value-type="float" office:value="0.932975">
                <text:p>0.93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45">
                <text:p>2.1545</text:p>
              </table:table-cell>
              <table:table-cell office:value-type="float" office:value="6">
                <text:p>6</text:p>
              </table:table-cell>
              <table:table-cell office:value-type="float" office:value="1.3255">
                <text:p>1.3255</text:p>
              </table:table-cell>
              <table:table-cell office:value-type="float" office:value="6">
                <text:p>6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.221375">
                <text:p>2.221375</text:p>
              </table:table-cell>
              <table:table-cell office:value-type="float" office:value="6.5">
                <text:p>6.5</text:p>
              </table:table-cell>
              <table:table-cell office:value-type="float" office:value="1.358625">
                <text:p>1.358625</text:p>
              </table:table-cell>
              <table:table-cell office:value-type="float" office:value="6.5">
                <text:p>6.5</text:p>
              </table:table-cell>
              <table:table-cell office:value-type="float" office:value="0.989375">
                <text:p>0.98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2816">
                <text:p>2.2816</text:p>
              </table:table-cell>
              <table:table-cell office:value-type="float" office:value="7">
                <text:p>7</text:p>
              </table:table-cell>
              <table:table-cell office:value-type="float" office:value="1.3884">
                <text:p>1.3884</text:p>
              </table:table-cell>
              <table:table-cell office:value-type="float" office:value="7">
                <text:p>7</text:p>
              </table:table-cell>
              <table:table-cell office:value-type="float" office:value="1.0136">
                <text:p>1.0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2.335175">
                <text:p>2.335175</text:p>
              </table:table-cell>
              <table:table-cell office:value-type="float" office:value="7.5">
                <text:p>7.5</text:p>
              </table:table-cell>
              <table:table-cell office:value-type="float" office:value="1.414825">
                <text:p>1.414825</text:p>
              </table:table-cell>
              <table:table-cell office:value-type="float" office:value="7.5">
                <text:p>7.5</text:p>
              </table:table-cell>
              <table:table-cell office:value-type="float" office:value="1.035175">
                <text:p>1.035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3821">
                <text:p>2.3821</text:p>
              </table:table-cell>
              <table:table-cell office:value-type="float" office:value="8">
                <text:p>8</text:p>
              </table:table-cell>
              <table:table-cell office:value-type="float" office:value="1.4379">
                <text:p>1.4379</text:p>
              </table:table-cell>
              <table:table-cell office:value-type="float" office:value="8">
                <text:p>8</text:p>
              </table:table-cell>
              <table:table-cell office:value-type="float" office:value="1.0541">
                <text:p>1.0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.422375">
                <text:p>2.422375</text:p>
              </table:table-cell>
              <table:table-cell office:value-type="float" office:value="8.5">
                <text:p>8.5</text:p>
              </table:table-cell>
              <table:table-cell office:value-type="float" office:value="1.457625">
                <text:p>1.457625</text:p>
              </table:table-cell>
              <table:table-cell office:value-type="float" office:value="8.5">
                <text:p>8.5</text:p>
              </table:table-cell>
              <table:table-cell office:value-type="float" office:value="1.070375">
                <text:p>1.070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456">
                <text:p>2.456</text:p>
              </table:table-cell>
              <table:table-cell office:value-type="float" office:value="9">
                <text:p>9</text:p>
              </table:table-cell>
              <table:table-cell office:value-type="float" office:value="1.474">
                <text:p>1.474</text:p>
              </table:table-cell>
              <table:table-cell office:value-type="float" office:value="9">
                <text:p>9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2.482975">
                <text:p>2.482975</text:p>
              </table:table-cell>
              <table:table-cell office:value-type="float" office:value="9.5">
                <text:p>9.5</text:p>
              </table:table-cell>
              <table:table-cell office:value-type="float" office:value="1.487025">
                <text:p>1.487025</text:p>
              </table:table-cell>
              <table:table-cell office:value-type="float" office:value="9.5">
                <text:p>9.5</text:p>
              </table:table-cell>
              <table:table-cell office:value-type="float" office:value="1.094975">
                <text:p>1.094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5033">
                <text:p>2.5033</text:p>
              </table:table-cell>
              <table:table-cell office:value-type="float" office:value="10">
                <text:p>10</text:p>
              </table:table-cell>
              <table:table-cell office:value-type="float" office:value="1.4967">
                <text:p>1.4967</text:p>
              </table:table-cell>
              <table:table-cell office:value-type="float" office:value="10">
                <text:p>10</text:p>
              </table:table-cell>
              <table:table-cell office:value-type="float" office:value="1.1033">
                <text:p>1.1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2.516975">
                <text:p>2.516975</text:p>
              </table:table-cell>
              <table:table-cell office:value-type="float" office:value="10.5">
                <text:p>10.5</text:p>
              </table:table-cell>
              <table:table-cell office:value-type="float" office:value="1.503025">
                <text:p>1.503025</text:p>
              </table:table-cell>
              <table:table-cell office:value-type="float" office:value="10.5">
                <text:p>10.5</text:p>
              </table:table-cell>
              <table:table-cell office:value-type="float" office:value="1.108975">
                <text:p>1.108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.524">
                <text:p>2.524</text:p>
              </table:table-cell>
              <table:table-cell office:value-type="float" office:value="11">
                <text:p>11</text:p>
              </table:table-cell>
              <table:table-cell office:value-type="float" office:value="1.506">
                <text:p>1.506</text:p>
              </table:table-cell>
              <table:table-cell office:value-type="float" office:value="11">
                <text:p>1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